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8400000017AE7DD96540646EAB.png" manifest:media-type="image/png"/>
  <manifest:file-entry manifest:full-path="Pictures/100000000000016B00000147C1FC52516E4F736E.png" manifest:media-type="image/png"/>
  <manifest:file-entry manifest:full-path="Pictures/10000000000001C5000001476E72F28E0DD47C32.png" manifest:media-type="image/png"/>
  <manifest:file-entry manifest:full-path="Pictures/100000000000007C0000003C7CB89BBAC314E544.png" manifest:media-type="image/png"/>
  <manifest:file-entry manifest:full-path="Pictures/10000000000000D900000087E26C3A1FBAB09C86.png" manifest:media-type="image/png"/>
  <manifest:file-entry manifest:full-path="Pictures/10000000000001BA0000014EF02A0F5E159E8A5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5.879cm" fo:margin-left="-0.106cm" fo:margin-top="0cm" fo:margin-bottom="0cm" table:align="left"/>
    </style:style>
    <style:style style:name="Tableau1.A" style:family="table-column">
      <style:table-column-properties style:column-width="2.639cm"/>
    </style:style>
    <style:style style:name="Tableau1.B" style:family="table-column">
      <style:table-column-properties style:column-width="3.239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Tableau2" style:family="table">
      <style:table-properties style:width="14.91cm" fo:margin-left="-0.106cm" fo:margin-top="0cm" fo:margin-bottom="0cm" table:align="left"/>
    </style:style>
    <style:style style:name="Tableau2.A" style:family="table-column">
      <style:table-column-properties style:column-width="2.639cm"/>
    </style:style>
    <style:style style:name="Tableau2.B" style:family="table-column">
      <style:table-column-properties style:column-width="3.24cm"/>
    </style:style>
    <style:style style:name="Tableau2.C" style:family="table-column">
      <style:table-column-properties style:column-width="2.256cm"/>
    </style:style>
    <style:style style:name="Tableau2.D" style:family="table-column">
      <style:table-column-properties style:column-width="2.258cm"/>
    </style:style>
    <style:style style:name="Tableau2.E" style:family="table-column">
      <style:table-column-properties style:column-width="2.26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fo:font-size="15pt" fo:font-weight="bold" officeooo:rsid="0016ef67" officeooo:paragraph-rsid="0016ef67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1pt" fo:font-weight="bold" officeooo:rsid="0016ef67" officeooo:paragraph-rsid="0016ef67" style:font-size-asian="11.5500001907349pt" style:font-weight-asian="bold" style:font-size-complex="13.1999998092651pt" style:font-weight-complex="bold"/>
    </style:style>
    <style:style style:name="P3" style:family="paragraph" style:parent-style-name="Standard">
      <style:text-properties fo:font-size="11pt" fo:font-weight="bold" officeooo:rsid="0019fef2" officeooo:paragraph-rsid="0019fef2" style:font-size-asian="11.5500001907349pt" style:font-weight-asian="bold" style:font-size-complex="13.1999998092651pt" style:font-weight-complex="bold"/>
    </style:style>
    <style:style style:name="P4" style:family="paragraph" style:parent-style-name="Standard">
      <style:text-properties fo:font-size="11pt" fo:font-weight="bold" officeooo:rsid="001b0c2f" officeooo:paragraph-rsid="001b0c2f" style:font-size-asian="11.5500001907349pt" style:font-weight-asian="bold" style:font-size-complex="13.1999998092651pt" style:font-weight-complex="bold"/>
    </style:style>
    <style:style style:name="P5" style:family="paragraph" style:parent-style-name="Standard">
      <style:text-properties fo:font-size="11pt" fo:font-weight="bold" officeooo:rsid="001a0db3" officeooo:paragraph-rsid="001a0db3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0pt" fo:font-weight="bold" officeooo:rsid="001b0c2f" officeooo:paragraph-rsid="001b0c2f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0pt" fo:font-weight="normal" officeooo:rsid="0016ef67" officeooo:paragraph-rsid="0016ef67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0pt" fo:font-weight="normal" officeooo:rsid="00177183" officeooo:paragraph-rsid="00177183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0pt" fo:font-weight="normal" officeooo:rsid="0019fef2" officeooo:paragraph-rsid="0019fef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0pt" fo:font-weight="normal" officeooo:rsid="001a0db3" officeooo:paragraph-rsid="001a0db3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0pt" fo:font-weight="normal" officeooo:rsid="001b0c2f" officeooo:paragraph-rsid="001b0c2f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0pt" fo:font-weight="normal" officeooo:rsid="001b4cc6" officeooo:paragraph-rsid="001b4cc6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1pt" fo:font-weight="bold" officeooo:rsid="001b0c2f" officeooo:paragraph-rsid="001d2b4e" style:font-size-asian="11.5500001907349pt" style:font-weight-asian="bold" style:font-size-complex="13.1999998092651pt" style:font-weight-complex="bold"/>
    </style:style>
    <style:style style:name="P14" style:family="paragraph" style:parent-style-name="Standard">
      <style:text-properties fo:font-size="11pt" fo:font-weight="bold" officeooo:rsid="00238278" officeooo:paragraph-rsid="00238278" style:font-size-asian="9.60000038146973pt" style:font-weight-asian="bold" style:font-size-complex="11pt" style:font-weight-complex="bold"/>
    </style:style>
    <style:style style:name="P15" style:family="paragraph" style:parent-style-name="Standard">
      <style:text-properties fo:font-size="10pt" fo:font-weight="normal" officeooo:rsid="001debe1" officeooo:paragraph-rsid="001debe1" style:font-size-asian="8.75pt" style:font-weight-asian="normal" style:font-size-complex="10pt" style:font-weight-complex="normal"/>
    </style:style>
    <style:style style:name="P16" style:family="paragraph" style:parent-style-name="Standard">
      <style:text-properties fo:font-size="10pt" fo:font-weight="normal" officeooo:rsid="0020415d" officeooo:paragraph-rsid="0020415d" style:font-size-asian="8.75pt" style:font-weight-asian="normal" style:font-size-complex="10pt" style:font-weight-complex="normal"/>
    </style:style>
    <style:style style:name="P17" style:family="paragraph" style:parent-style-name="Standard">
      <style:text-properties fo:font-size="10pt" fo:font-weight="normal" officeooo:rsid="00238278" officeooo:paragraph-rsid="00238278" style:font-size-asian="8.75pt" style:font-weight-asian="normal" style:font-size-complex="10pt" style:font-weight-complex="normal"/>
    </style:style>
    <style:style style:name="P18" style:family="paragraph" style:parent-style-name="Standard">
      <style:text-properties fo:font-size="10pt" fo:font-weight="normal" officeooo:rsid="00249d9c" officeooo:paragraph-rsid="00249d9c" style:font-size-asian="8.75pt" style:font-weight-asian="normal" style:font-size-complex="10pt" style:font-weight-complex="normal"/>
    </style:style>
    <style:style style:name="P19" style:family="paragraph" style:parent-style-name="Standard">
      <style:text-properties fo:font-size="10pt" fo:font-weight="bold" officeooo:rsid="001debe1" officeooo:paragraph-rsid="001debe1" style:font-size-asian="8.75pt" style:font-weight-asian="bold" style:font-size-complex="10pt" style:font-weight-complex="bold"/>
    </style:style>
    <style:style style:name="P20" style:family="paragraph" style:parent-style-name="Standard">
      <style:text-properties fo:font-size="10pt" fo:font-weight="bold" officeooo:rsid="00238278" officeooo:paragraph-rsid="00238278" style:font-size-asian="8.75pt" style:font-weight-asian="bold" style:font-size-complex="10pt" style:font-weight-complex="bold"/>
    </style:style>
    <style:style style:name="P21" style:family="paragraph" style:parent-style-name="Standard">
      <style:paragraph-properties fo:text-align="center" style:justify-single-word="false">
        <style:tab-stops/>
      </style:paragraph-properties>
    </style:style>
    <style:style style:name="T1" style:family="text">
      <style:text-properties officeooo:rsid="0018808d"/>
    </style:style>
    <style:style style:name="T2" style:family="text">
      <style:text-properties officeooo:rsid="001b4cc6"/>
    </style:style>
    <style:style style:name="T3" style:family="text">
      <style:text-properties officeooo:rsid="001d2b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rection des exercices de la session 3 sur les graphiques</text:p>
      <text:p text:style-name="P1"/>
      <text:p text:style-name="P2">Exercice 1 :</text:p>
      <text:p text:style-name="P2"/>
      <text:p text:style-name="P7">Graphique 1 : Le graphique représente la proportion de fumeurs par sexe et tranches d’âge.</text:p>
      <text:p text:style-name="P7">On observe globalement une réduction de la proportion de fumeurs pour les deux sexes avec l’âge, à l’exception près des hommes de 25-34 ans qui fument en plus grande proportion que les 18-24 ans et des femmes de 35-44 ans qui fument plus que celles de 25-34 ans. Pour toutes les tranches d’âge, les femmes fument dans des proportions moindres que les hommes, l’écart se creusant globalement avec l’âge.</text:p>
      <text:p text:style-name="P7"/>
      <text:p text:style-name="P7"/>
      <text:p text:style-name="P8">Graphique 2 : <text:span text:style-name="T1">Ce graphique représente la proportion de ménages de l’Union Européenne ayant accès à Internet en 2010 par pays. Le taux moyen d’accès dans l’Union est de 70 % On observe une fracture Ouest-Est et Nord-Sud au sein de l’Union Européenne. Tous les pays de l’Est et du Sud de l’Union Européenne ont un taux d’accès à Internet inférieur à la moyenne (seule Malte a un taux égal à la moyenne) et tous les pays du Nord-Ouest de l’Union ont un taux d’accès à Internet supérieur à la moyenneLe taux le plus élevé se trouve aux Pays Bas avec plus de 91 % et le taux le plus faible en Bulgarie avec 33 %.</text:span></text:p>
      <text:p text:style-name="P8"/>
      <text:p text:style-name="P3">Exercice 2 :</text:p>
      <text:p text:style-name="P3"/>
      <text:p text:style-name="P9"/>
      <text:p text:style-name="P3"/>
      <text:p text:style-name="P3"/>
      <text:p text:style-name="P9"><draw:frame draw:style-name="fr2" draw:name="Image1" text:anchor-type="paragraph" svg:x="0.18cm" svg:y="0cm" svg:width="11.984cm" svg:height="8.641cm" draw:z-index="0"><draw:image xlink:href="Pictures/10000000000001C5000001476E72F28E0DD47C32.png" xlink:type="simple" xlink:show="embed" xlink:actuate="onLoad" loext:mime-type="image/png"/></draw:frame><draw:frame draw:style-name="fr2" draw:name="Image2" text:anchor-type="paragraph" svg:x="12.947cm" svg:y="3.228cm" svg:width="3.277cm" svg:height="1.595cm" draw:z-index="1"><draw:image xlink:href="Pictures/100000000000007C0000003C7CB89BBAC314E54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Exercice 3 :</text:p>
      <text:p text:style-name="P10"/>
      <text:p text:style-name="P10"><draw:frame draw:style-name="fr2" draw:name="Image3" text:anchor-type="paragraph" svg:x="0.051cm" svg:y="0.393cm" svg:width="9.597cm" svg:height="8.641cm" draw:z-index="2"><draw:image xlink:href="Pictures/100000000000016B00000147C1FC52516E4F736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><draw:frame draw:style-name="fr2" draw:name="Image4" text:anchor-type="paragraph" svg:x="10.975cm" svg:y="0.37cm" svg:width="5.74cm" svg:height="3.581cm" draw:z-index="3"><draw:image xlink:href="Pictures/10000000000000D900000087E26C3A1FBAB09C8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Exercice 4 :</text:p>
      <text:p text:style-name="P4"/>
      <text:p text:style-name="P11">La proportion de logements ayant une seule pièce vaut :</text:p>
      <text:p text:style-name="P11">p= (1116 / (1116+2237+3423+2592+632))*100</text:p>
      <text:p text:style-name="P6">=&gt; p = <text:span text:style-name="T2">11,2 %</text:span></text:p>
      <text:p text:style-name="P6"/>
      <text:p text:style-name="P12">De la même manière, on obtient la proportion des autres types de logement, dont les résultats sont présentés dans le tableau ci-dessous :</text:p>
      <text:p text:style-name="P12"/>
      <text:p text:style-name="P12"><draw:frame draw:style-name="fr4" draw:name="Objet1" text:anchor-type="paragraph" svg:width="5.579cm" svg:height="2.711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La présentation graphique de ces résultats peut se faire sous forme de diagramme en barres ou bien de diagramme en secteurs.</text:p>
      <text:p text:style-name="P12"><draw:frame draw:style-name="fr3" draw:name="Objet2" text:anchor-type="paragraph" svg:x="0.104cm" svg:y="0.129cm" svg:width="16cm" svg:height="8.999cm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12"/>
      <text:p text:style-name="P13"><text:soft-page-break/>Exercice <text:span text:style-name="T3">5</text:span> :</text:p>
      <text:p text:style-name="P13"/>
      <text:p text:style-name="P15">Le pourcentage d’élèves ayant un score compris entre 0 et 10 vaut :</text:p>
      <text:p text:style-name="P15"/>
      <text:p text:style-name="P15">p = 16/(16+96+408+601+1024+1171+994+1000+585+105)*100</text:p>
      <text:p text:style-name="P19">=&gt; p=0,3 %</text:p>
      <text:p text:style-name="P19"/>
      <text:p text:style-name="P15">Les proportions d’élèves par intervalles de scores obtenus de cette même manière sont présentés dans le tableau ci-dessous :</text:p>
      <text:p text:style-name="P15"/>
      <text:p text:style-name="P1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1">Score sur 100</text:p>
          </table:table-cell>
          <table:table-cell table:style-name="Tableau1.A1" office:value-type="string">
            <text:p text:style-name="P21">Proportion d’élèves</text:p>
          </table:table-cell>
        </table:table-row>
        <table:table-row table:style-name="Tableau1.1">
          <table:table-cell table:style-name="Tableau1.A1" office:value-type="string">
            <text:p text:style-name="P21">0 – 10</text:p>
          </table:table-cell>
          <table:table-cell table:style-name="Tableau1.A1" office:value-type="string">
            <text:p text:style-name="P21">0,3%</text:p>
          </table:table-cell>
        </table:table-row>
        <table:table-row table:style-name="Tableau1.1">
          <table:table-cell table:style-name="Tableau1.A1" office:value-type="string">
            <text:p text:style-name="P21">10 – 20</text:p>
          </table:table-cell>
          <table:table-cell table:style-name="Tableau1.A1" office:value-type="string">
            <text:p text:style-name="P21">1,6%</text:p>
          </table:table-cell>
        </table:table-row>
        <table:table-row table:style-name="Tableau1.1">
          <table:table-cell table:style-name="Tableau1.A1" office:value-type="string">
            <text:p text:style-name="P21">20 – 30</text:p>
          </table:table-cell>
          <table:table-cell table:style-name="Tableau1.A1" office:value-type="string">
            <text:p text:style-name="P21">6,8%</text:p>
          </table:table-cell>
        </table:table-row>
        <table:table-row table:style-name="Tableau1.1">
          <table:table-cell table:style-name="Tableau1.A1" office:value-type="string">
            <text:p text:style-name="P21">30 – 40</text:p>
          </table:table-cell>
          <table:table-cell table:style-name="Tableau1.A1" office:value-type="string">
            <text:p text:style-name="P21">10,0%</text:p>
          </table:table-cell>
        </table:table-row>
        <table:table-row table:style-name="Tableau1.1">
          <table:table-cell table:style-name="Tableau1.A1" office:value-type="string">
            <text:p text:style-name="P21">40 – 50</text:p>
          </table:table-cell>
          <table:table-cell table:style-name="Tableau1.A1" office:value-type="string">
            <text:p text:style-name="P21">17,1%</text:p>
          </table:table-cell>
        </table:table-row>
        <table:table-row table:style-name="Tableau1.1">
          <table:table-cell table:style-name="Tableau1.A1" office:value-type="string">
            <text:p text:style-name="P21">50 – 60</text:p>
          </table:table-cell>
          <table:table-cell table:style-name="Tableau1.A1" office:value-type="string">
            <text:p text:style-name="P21">19,5%</text:p>
          </table:table-cell>
        </table:table-row>
        <table:table-row table:style-name="Tableau1.1">
          <table:table-cell table:style-name="Tableau1.A1" office:value-type="string">
            <text:p text:style-name="P21">60 – 70</text:p>
          </table:table-cell>
          <table:table-cell table:style-name="Tableau1.A1" office:value-type="string">
            <text:p text:style-name="P21">16,6%</text:p>
          </table:table-cell>
        </table:table-row>
        <table:table-row table:style-name="Tableau1.1">
          <table:table-cell table:style-name="Tableau1.A1" office:value-type="string">
            <text:p text:style-name="P21">70 – 80</text:p>
          </table:table-cell>
          <table:table-cell table:style-name="Tableau1.A1" office:value-type="string">
            <text:p text:style-name="P21">16,7%</text:p>
          </table:table-cell>
        </table:table-row>
        <table:table-row table:style-name="Tableau1.1">
          <table:table-cell table:style-name="Tableau1.A1" office:value-type="string">
            <text:p text:style-name="P21">80 – 90</text:p>
          </table:table-cell>
          <table:table-cell table:style-name="Tableau1.A1" office:value-type="string">
            <text:p text:style-name="P21">9,8%</text:p>
          </table:table-cell>
        </table:table-row>
        <table:table-row table:style-name="Tableau1.1">
          <table:table-cell table:style-name="Tableau1.A1" office:value-type="string">
            <text:p text:style-name="P21">+ de 90</text:p>
          </table:table-cell>
          <table:table-cell table:style-name="Tableau1.A1" office:value-type="string">
            <text:p text:style-name="P21">1,8%</text:p>
          </table:table-cell>
        </table:table-row>
      </table:table>
      <text:p text:style-name="Standard"/>
      <text:p text:style-name="P15"/>
      <text:p text:style-name="P16">La représentation graphique de cette répartition est présentée ci-dessous :</text:p>
      <text:p text:style-name="P16"><draw:frame draw:style-name="fr1" draw:name="Image5" text:anchor-type="char" svg:x="-0.007cm" svg:y="0.273cm" svg:width="11.672cm" svg:height="8.841cm" draw:z-index="6"><draw:image xlink:href="Pictures/10000000000001BA0000014EF02A0F5E159E8A53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6" text:anchor-type="char" svg:x="12.051cm" svg:y="0.353cm" svg:width="3.484cm" svg:height="0.6cm" draw:z-index="7"><draw:image xlink:href="Pictures/100000000000008400000017AE7DD96540646EAB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>Exercice 6 :</text:p>
      <text:p text:style-name="P14"/>
      <text:p text:style-name="P17">La proportion de filles en avance par rapport à leur cursus scolaire est de :</text:p>
      <text:p text:style-name="P17">p = 12386/389005*100</text:p>
      <text:p text:style-name="P20">=&gt; p = 3,2 %</text:p>
      <text:p text:style-name="P20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La répartition selon les âges scolaires, par sexe et pour l’ensemble, obtenue de cette manière, est présentée dans le tableau ci-dessous :</text:p>
      <text:p text:style-name="P17"/>
      <text:p text:style-name="P1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C"/>
        <table:table-row table:style-name="Tableau2.1">
          <table:table-cell table:style-name="Tableau2.A1" office:value-type="string">
            <text:p text:style-name="P21">SEXE</text:p>
          </table:table-cell>
          <table:table-cell table:style-name="Tableau2.A1" office:value-type="string">
            <text:p text:style-name="P21">En avance</text:p>
          </table:table-cell>
          <table:table-cell table:style-name="Tableau2.A1" office:value-type="string">
            <text:p text:style-name="P21">A l’heure</text:p>
          </table:table-cell>
          <table:table-cell table:style-name="Tableau2.A1" office:value-type="string">
            <text:p text:style-name="P21">Un an de retard</text:p>
          </table:table-cell>
          <table:table-cell table:style-name="Tableau2.A1" office:value-type="string">
            <text:p text:style-name="P21">2 ans et plus de retard</text:p>
          </table:table-cell>
          <table:table-cell table:style-name="Tableau2.A1" office:value-type="string">
            <text:p text:style-name="P21">Ensemble</text:p>
          </table:table-cell>
        </table:table-row>
        <table:table-row table:style-name="Tableau2.1">
          <table:table-cell table:style-name="Tableau2.A1" office:value-type="string">
            <text:p text:style-name="P21">Filles</text:p>
          </table:table-cell>
          <table:table-cell table:style-name="Tableau2.A1" office:value-type="string">
            <text:p text:style-name="P21">3,2%</text:p>
          </table:table-cell>
          <table:table-cell table:style-name="Tableau2.A1" office:value-type="string">
            <text:p text:style-name="P21">64,4%</text:p>
          </table:table-cell>
          <table:table-cell table:style-name="Tableau2.A1" office:value-type="string">
            <text:p text:style-name="P21">28,0%</text:p>
          </table:table-cell>
          <table:table-cell table:style-name="Tableau2.A1" office:value-type="string">
            <text:p text:style-name="P21">4,4%</text:p>
          </table:table-cell>
          <table:table-cell table:style-name="Tableau2.A1" office:value-type="string">
            <text:p text:style-name="P21">100,0%</text:p>
          </table:table-cell>
        </table:table-row>
        <table:table-row table:style-name="Tableau2.1">
          <table:table-cell table:style-name="Tableau2.A1" office:value-type="string">
            <text:p text:style-name="P21">Garçons</text:p>
          </table:table-cell>
          <table:table-cell table:style-name="Tableau2.A1" office:value-type="string">
            <text:p text:style-name="P21">3,1%</text:p>
          </table:table-cell>
          <table:table-cell table:style-name="Tableau2.A1" office:value-type="string">
            <text:p text:style-name="P21">56,6%</text:p>
          </table:table-cell>
          <table:table-cell table:style-name="Tableau2.A1" office:value-type="string">
            <text:p text:style-name="P21">35,1%</text:p>
          </table:table-cell>
          <table:table-cell table:style-name="Tableau2.A1" office:value-type="string">
            <text:p text:style-name="P21">5,3%</text:p>
          </table:table-cell>
          <table:table-cell table:style-name="Tableau2.A1" office:value-type="string">
            <text:p text:style-name="P21">100,0%</text:p>
          </table:table-cell>
        </table:table-row>
        <table:table-row table:style-name="Tableau2.1">
          <table:table-cell table:style-name="Tableau2.A1" office:value-type="string">
            <text:p text:style-name="P21">Ensemble</text:p>
          </table:table-cell>
          <table:table-cell table:style-name="Tableau2.A1" office:value-type="string">
            <text:p text:style-name="P21">3,1%</text:p>
          </table:table-cell>
          <table:table-cell table:style-name="Tableau2.A1" office:value-type="string">
            <text:p text:style-name="P21">60,4%</text:p>
          </table:table-cell>
          <table:table-cell table:style-name="Tableau2.A1" office:value-type="string">
            <text:p text:style-name="P21">31,6%</text:p>
          </table:table-cell>
          <table:table-cell table:style-name="Tableau2.A1" office:value-type="string">
            <text:p text:style-name="P21">4,9%</text:p>
          </table:table-cell>
          <table:table-cell table:style-name="Tableau2.A1" office:value-type="string">
            <text:p text:style-name="P21">100,0%</text:p>
          </table:table-cell>
        </table:table-row>
      </table:table>
      <text:p text:style-name="Standard"/>
      <text:p text:style-name="P18">La représentation graphique de ces résultats est présentée ci-dessous :</text:p>
      <text:p text:style-name="P18"/>
      <text:p text:style-name="P18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7">
      <number:number number:decimal-places="1" loext:min-decimal-places="1" number:min-integer-digits="1"/>
      <number:text>%</number:text>
    </number:percentag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9T10:50:18.517000000</meta:creation-date>
    <dc:date>2020-11-10T14:40:01.204000000</dc:date>
    <meta:editing-duration>PT37M45S</meta:editing-duration>
    <meta:editing-cycles>9</meta:editing-cycles>
    <meta:generator>LibreOffice/6.4.6.2$Windows_X86_64 LibreOffice_project/0ce51a4fd21bff07a5c061082cc82c5ed232f115</meta:generator>
    <dc:creator>André Rivière</dc:creator>
    <meta:document-statistic meta:table-count="2" meta:image-count="6" meta:object-count="2" meta:page-count="4" meta:paragraph-count="71" meta:word-count="464" meta:character-count="2554" meta:non-whitespace-character-count="215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14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ombre de pièces</text:p>
          </table:table-cell>
          <table:table-cell table:style-name="ce1" office:value-type="string" calcext:value-type="string">
            <text:p>%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2" table:formula="of:=(1116/(1116+2237+3423+2592+632))" office:value-type="percentage" office:value="0.1116" calcext:value-type="percentage">
            <text:p>11,2%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2" table:formula="of:=(2237/(1116+2237+3423+2592+632))" office:value-type="percentage" office:value="0.2237" calcext:value-type="percentage">
            <text:p>22,4%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2" table:formula="of:=(3423/(1116+2237+3423+2592+632))" office:value-type="percentage" office:value="0.3423" calcext:value-type="percentage">
            <text:p>34,2%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2" table:formula="of:=(2592/(1116+2237+3423+2592+632))" office:value-type="percentage" office:value="0.2592" calcext:value-type="percentage">
            <text:p>25,9%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2" table:formula="of:=(632/(1116+2237+3423+2592+632))" office:value-type="percentage" office:value="0.0632" calcext:value-type="percentage">
            <text:p>6,3%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11:31:54.3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4.926cm" svg:y="4.2cm" style:legend-expansion="high" chart:style-name="ch2"/>
        <chart:plot-area chart:style-name="ch3" chart:data-source-has-labels="both" svg:x="0.319cm" svg:y="0.179cm" svg:width="14.288cm" svg:height="8.641cm">
          <chartooo:coordinate-region svg:x="1.549cm" svg:y="0.378cm" svg:width="13.058cm" svg:height="7.795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1116">
                <text:p>0.111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237">
                <text:p>0.22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423">
                <text:p>0.34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592">
                <text:p>0.259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632">
                <text:p>0.06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